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office:font-face-decls>
  <office:automatic-styles>
    <style:style style:name="P1" style:family="paragraph" style:parent-style-name="Standard">
      <style:text-properties style:font-name="Nimbus Roman" officeooo:rsid="0007b9f7" officeooo:paragraph-rsid="0007b9f7"/>
    </style:style>
    <style:style style:name="P2" style:family="paragraph" style:parent-style-name="Standard">
      <style:paragraph-properties fo:text-align="justify" style:justify-single-word="false"/>
      <style:text-properties style:font-name="Nimbus Roman" officeooo:rsid="0006bbd9" officeooo:paragraph-rsid="0006bbd9"/>
    </style:style>
    <style:style style:name="P3" style:family="paragraph" style:parent-style-name="Text_20_body">
      <style:paragraph-properties fo:text-align="justify" style:justify-single-word="false"/>
      <style:text-properties style:font-name="Nimbus Roman" fo:font-size="12pt" officeooo:rsid="0006bbd9" style:font-size-asian="12pt" style:font-size-complex="12pt"/>
    </style:style>
    <style:style style:name="P4" style:family="paragraph" style:parent-style-name="Heading_20_2">
      <style:paragraph-properties fo:margin-top="0in" fo:margin-bottom="0.0972in" style:contextual-spacing="false" fo:line-height="115%" fo:text-align="justify" style:justify-single-word="false"/>
      <style:text-properties style:font-name="Nimbus Roman" fo:font-size="12pt" officeooo:rsid="0006bbd9" style:font-size-asian="12pt" style:font-size-complex="12pt"/>
    </style:style>
    <style:style style:name="P5" style:family="paragraph" style:parent-style-name="Text_20_body">
      <style:paragraph-properties fo:text-align="justify" style:justify-single-word="false"/>
      <style:text-properties style:font-name="Nimbus Roman" officeooo:rsid="0006bbd9" style:font-size-asian="12pt"/>
    </style:style>
    <style:style style:name="P6"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5in" style:auto-text-indent="false" style:page-number="auto" fo:background-color="transparent"/>
      <style:text-properties style:font-name="Nimbus Roman" officeooo:rsid="0006bbd9" style:font-size-asian="12pt"/>
    </style:style>
    <style:style style:name="P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5in" style:auto-text-indent="false" fo:background-color="transparent"/>
      <style:text-properties style:font-name="Nimbus Roman" officeooo:rsid="0006bbd9" style:font-size-asian="12pt"/>
    </style:style>
    <style:style style:name="P8" style:family="paragraph" style:parent-style-name="Heading_20_2">
      <style:paragraph-properties fo:margin-top="0in" fo:margin-bottom="0.0972in" style:contextual-spacing="false" fo:line-height="115%" fo:text-align="justify" style:justify-single-word="false"/>
      <style:text-properties style:font-name="Nimbus Roman" officeooo:rsid="0006bbd9" style:font-size-asian="12pt"/>
    </style:style>
    <style:style style:name="P9" style:family="paragraph" style:parent-style-name="Heading_20_3">
      <style:paragraph-properties fo:margin-top="0in" fo:margin-bottom="0.0972in" style:contextual-spacing="false" fo:line-height="115%" fo:text-align="justify" style:justify-single-word="false"/>
      <style:text-properties style:font-name="Nimbus Roman" officeooo:rsid="0006bbd9" style:font-size-asian="12pt"/>
    </style:style>
    <style:style style:name="T1" style:family="text">
      <style:text-properties fo:font-size="20pt" style:font-size-asian="20pt" style:font-size-complex="20pt"/>
    </style:style>
    <style:style style:name="T2"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TRODUCTION</text:p>
      <text:p text:style-name="P2"><text:span text:style-name="Strong_20_Emphasis"><text:span text:style-name="T1"/></text:span></text:p>
      <text:p text:style-name="P3"><text:tab/>Aquatic life refers to the diverse range of organisms that live in water environments such as oceans, rivers, lakes, and ponds. These ecosystems support a wide variety of living beings, including fish, aquatic plants, microorganisms, and invertebrates, all of which interact in a delicate ecological balance. Water serves as a fundamental medium that influences the biological, chemical, and physical processes essential for sustaining life. The health and productivity of aquatic ecosystems are directly linked to environmental parameters such as temperature, dissolved oxygen, turbidity, pH, and nutrient availability.</text:p>
      <text:p text:style-name="P3"><text:tab/>Fish are among the most significant components of aquatic life, playing a vital role in both ecological balance and human food supply. Aquaculture, the practice of farming fish and other aquatic organisms, has become an essential sector to meet the growing global demand for protein-rich food. However, maintaining optimal environmental conditions in aquaculture systems is critical, as even slight variations in water quality can adversely affect fish health, growth, and survival. Factors such as temperature fluctuations, poor water clarity, and inadequate oxygen levels can lead to stress, disease, and reduced productivity.</text:p>
      <text:p text:style-name="P3"><text:tab/>Traditionally, monitoring of aquatic environments has been carried out manually using basic tools and periodic observations. Such methods are often inefficient, time-consuming, and prone to human error. Moreover, they fail to provide continuous insights into dynamic environmental changes, which are crucial for timely decision-making. As a result, there is an increasing need for automated and intelligent monitoring systems that can ensure sustainable management of aquatic ecosystems.</text:p>
      <text:p text:style-name="P3"><text:tab/>With advancements in technology, modern approaches now integrate sensors, embedded systems, and data communication techniques to enable real-time monitoring of water parameters. These systems can continuously collect and analyze data, providing accurate and up-to-date information about the aquatic environment. Additionally, the integration of imaging technologies and computer vision allows for the observation and analysis of fish behavior, offering deeper insights into their activity patterns and overall health.</text:p>
      <text:p text:style-name="P3"><text:tab/>In recent years, the combination of Internet of Things (IoT) and embedded vision has revolutionized the field of aquaculture monitoring. By deploying smart devices capable of sensing, processing, and transmitting data, it is possible to create efficient, cost-effective, and scalable solutions for managing aquatic life. Such systems not only reduce manual effort but also enhance precision and reliability, ultimately contributing to improved fish yield and environmental sustainability.</text:p>
      <text:h text:style-name="P4" text:outline-level="2"><text:span text:style-name="Strong_20_Emphasis">Introduction to Aquaculture</text:span></text:h>
      <text:p text:style-name="P5"><text:tab/>Aquaculture, also known as fish farming, is the practice of cultivating aquatic organisms such as fish, crustaceans, mollusks, and aquatic plants under controlled environmental conditions. It has emerged as one of the fastest-growing sectors in global food production, playing a crucial role in meeting the increasing demand for seafood due to population growth and the decline of natural fish <text:soft-page-break/>stocks. Aquaculture contributes significantly to food security, nutrition, and economic development, especially in developing countries where fish is a major source of protein.</text:p>
      <text:p text:style-name="P6"><text:tab/>The success of aquaculture largely depends on maintaining optimal water quality and environmental conditions. Parameters such as water temperature, oxygen levels, turbidity, pH, and water depth directly influence the health, growth rate, and survival of aquatic organisms. Even minor deviations from ideal conditions can lead to stress, disease outbreaks, and reduced productivity. Therefore, continuous monitoring and proper management of these parameters are essential for sustainable aquaculture practices.</text:p>
      <text:p text:style-name="P5"><text:tab/>Traditionally, aquaculture management relies on manual observation and periodic testing of water conditions. Farmers often use basic instruments or visual inspection to assess water quality and fish behavior. However, these conventional methods are time-consuming, labor-intensive, and lack real-time responsiveness. As a result, critical changes in the environment may go unnoticed, leading to significant losses in fish yield and overall system efficiency.</text:p>
      <text:p text:style-name="P5"><text:tab/>With the advancement of technology, modern aquaculture systems are increasingly adopting automated monitoring solutions. These systems utilize sensors, embedded controllers, and communication technologies to continuously measure environmental parameters and provide real-time data. The integration of Internet of Things (IoT) has enabled remote monitoring and control, allowing farmers to make informed decisions quickly and efficiently. Additionally, the use of cameras and computer vision techniques facilitates the observation of fish behavior, feeding patterns, and health conditions without disturbing the aquatic environment.</text:p>
      <text:p text:style-name="P6">Smart aquaculture systems not only improve productivity but also promote sustainable resource management by reducing waste, optimizing feed usage, and minimizing environmental impact. By leveraging technology, aquaculture can become more efficient, reliable, and scalable, addressing the challenges of traditional farming methods. This project aligns with these advancements by proposing an intelligent system that integrates sensor-based monitoring and visual analysis to enhance aquaculture management.</text:p>
      <text:p text:style-name="P7"/>
      <text:h text:style-name="P8" text:outline-level="2"><text:span text:style-name="Strong_20_Emphasis"><text:span text:style-name="T2">Difficulties in Aquaculture</text:span></text:span></text:h>
      <text:p text:style-name="P5">Aquaculture, while being a rapidly growing and essential sector for global food production, faces several challenges that affect its efficiency, sustainability, and profitability. One of the primary difficulties is maintaining optimal water quality, which is critical for the health and growth of aquatic organisms. Parameters such as temperature, dissolved oxygen, turbidity, pH, and ammonia levels must remain within specific ranges. However, these parameters are highly dynamic and can fluctuate due to environmental conditions, overfeeding, or waste accumulation. Poor water quality can lead to stress, disease outbreaks, and even mass mortality of fish.</text:p>
      <text:p text:style-name="P5">Another significant challenge is the lack of real-time monitoring systems in traditional aquaculture practices. Most small and medium-scale fish farms rely on manual inspection and periodic testing, which are time-consuming and prone to human error. This delay in detecting unfavorable conditions <text:soft-page-break/>often results in late corrective actions, leading to reduced productivity and financial losses. Continuous monitoring is essential but not always feasible with conventional methods.</text:p>
      <text:p text:style-name="P5">Fish health management is also a major concern in aquaculture. Diseases can spread rapidly in densely populated ponds or tanks, causing severe economic damage. Early detection of abnormal fish behavior, such as reduced movement or irregular swimming patterns, is difficult through manual observation alone. Moreover, environmental stress caused by poor water conditions further weakens fish immunity, making them more susceptible to infections.</text:p>
      <text:p text:style-name="P5">Resource management, particularly feeding practices, presents another difficulty. Overfeeding not only increases operational costs but also contributes to water pollution through uneaten feed and waste. On the other hand, underfeeding can hinder fish growth and reduce yield. Achieving the right balance requires accurate monitoring and understanding of fish behavior and environmental conditions.</text:p>
      <text:p text:style-name="P5">Energy consumption and infrastructure limitations also pose challenges, especially in remote or rural aquaculture setups. Continuous operation of aerators, pumps, and monitoring equipment requires a stable power supply, which may not always be available. Additionally, limited access to advanced technologies and high initial setup costs can prevent small-scale farmers from adopting modern aquaculture solutions.</text:p>
      <text:p text:style-name="P5">Environmental factors such as climate change, water scarcity, and pollution further complicate aquaculture operations. Changes in weather patterns can affect water temperature and quality, while contamination from external sources can degrade the aquatic environment. These external influences are often unpredictable and difficult to control.</text:p>
      <text:p text:style-name="P5">In summary, aquaculture faces multiple challenges, including water quality management, lack of real-time monitoring, disease control, inefficient resource utilization, and environmental uncertainties. Addressing these difficulties requires the integration of advanced technologies such as sensors, automation, and intelligent monitoring systems. The development of smart aquaculture solutions can help overcome these challenges by providing accurate, real-time data and enabling proactive decision-making.</text:p>
      <text:h text:style-name="P8" text:outline-level="2"><text:span text:style-name="Strong_20_Emphasis">Introduction to Deep Sea Fishing</text:span></text:h>
      <text:p text:style-name="P5">Deep sea fishing refers to the practice of fishing in the deeper parts of oceans, typically beyond the continental shelf, where water depths exceed several hundred meters. Unlike coastal or inland fishing, deep sea fishing targets species that inhabit the open ocean and deeper waters, such as tuna, swordfish, cod, and various shellfish. This method of fishing plays a significant role in global seafood supply and contributes substantially to the economy of many coastal nations.</text:p>
      <text:p text:style-name="P5">The deep sea environment is vastly different from shallow water ecosystems. It is characterized by high pressure, low temperatures, minimal light penetration, and limited nutrient availability. These extreme conditions make deep sea fishing a complex and challenging activity that requires specialized equipment, vessels, and advanced navigation systems. Modern deep sea fishing <text:soft-page-break/>operations rely on technologies such as sonar, GPS, and automated fishing gear to locate and harvest fish efficiently.</text:p>
      <text:p text:style-name="P5">One of the major challenges in deep sea fishing is the difficulty in locating fish populations due to the vastness and depth of the ocean. Fish behavior in deep waters is less predictable, and environmental conditions can change rapidly. Additionally, the absence of natural light makes visual observation nearly impossible, requiring the use of artificial lighting and imaging technologies. The harsh conditions also pose risks to equipment durability and human safety.</text:p>
      <text:p text:style-name="P5">Sustainability is another critical concern in deep sea fishing. Overfishing and destructive fishing practices can severely impact marine ecosystems, leading to the depletion of fish stocks and disruption of ecological balance. Deep sea species often have slower growth rates and longer lifespans, making them more vulnerable to overexploitation. Therefore, there is an increasing emphasis on adopting sustainable fishing practices and monitoring techniques to ensure long-term resource availability.</text:p>
      <text:p text:style-name="P5">In recent years, technological advancements have played a vital role in improving deep sea fishing operations. The integration of sensors, remote monitoring systems, and data analytics has enabled better tracking of environmental conditions and fish movement. These innovations help optimize fishing efforts, reduce operational costs, and minimize environmental impact. Furthermore, the use of imaging systems and computer vision techniques is being explored to study underwater life and enhance fish detection capabilities.</text:p>
      <text:p text:style-name="P5"/>
      <text:h text:style-name="P8" text:outline-level="2"><text:span text:style-name="Strong_20_Emphasis">Bottom Trawling</text:span></text:h>
      <text:p text:style-name="P5">Destructive fishing methods have become a major concern in modern marine ecosystems due to their severe impact on biodiversity and environmental sustainability. Among these methods, bottom trawling—often informally referred to as “double net fishing”—is one of the most harmful practices. It involves dragging large, weighted fishing nets across the seabed to capture fish and other marine organisms. These nets are designed to cover wide areas and collect everything in their path, regardless of species or size.</text:p>
      <text:p text:style-name="P5">Bottom trawling is widely used in commercial fishing because of its high efficiency and large catch volume. However, this efficiency comes at a significant environmental cost. As the nets move along the ocean floor, they disturb and destroy critical habitats such as coral reefs, seagrass beds, and breeding grounds of marine life. These ecosystems play a vital role in maintaining marine biodiversity and supporting fish populations. Their destruction leads to long-term ecological damage, which may take decades to recover.</text:p>
      <text:p text:style-name="P5">One of the major issues associated with bottom trawling is bycatch, which refers to the unintended capture of non-target species. Along with commercially valuable fish, the nets often trap juvenile fish, endangered species, and other marine organisms such as turtles, crustaceans, and plants. A large portion of this bycatch is discarded, often dead or severely injured, resulting in significant <text:soft-page-break/>waste and loss of marine life. This not only reduces biodiversity but also affects the natural balance of the ecosystem.</text:p>
      <text:p text:style-name="P5">Furthermore, bottom trawling contributes to the depletion of fish stocks by capturing immature fish before they can reproduce. This disrupts the natural life cycle and leads to a decline in fish populations over time. The practice also stirs up sediments from the seabed, increasing water turbidity and releasing trapped carbon, which can further impact marine environments and contribute to climate-related concerns.</text:p>
      <text:p text:style-name="P5">In recent years, there has been growing awareness about the negative impacts of destructive fishing practices. Environmental organizations and regulatory bodies are promoting sustainable alternatives and stricter regulations to protect marine ecosystems. The adoption of smart monitoring systems, improved fishing techniques, and aquaculture-based solutions can help reduce dependency on such harmful methods.</text:p>
      <text:p text:style-name="P5"/>
      <text:h text:style-name="P8" text:outline-level="2"><text:span text:style-name="Strong_20_Emphasis">Effects and Prevention of Destructive Fishing Methods (Bottom Trawling)</text:span></text:h>
      <text:p text:style-name="P5">Bottom trawling is considered one of the most destructive fishing practices due to its widespread environmental, ecological, and economic impacts. While it is efficient in terms of catch volume, the long-term consequences significantly outweigh its short-term benefits. Understanding these effects is essential for developing sustainable alternatives and effective prevention strategies.</text:p>
      <text:h text:style-name="P9" text:outline-level="3"><text:span text:style-name="Strong_20_Emphasis">Effects of Bottom Trawling</text:span></text:h>
      <text:p text:style-name="P5">One of the most severe effects of bottom trawling is the destruction of marine habitats. As heavy nets are dragged across the ocean floor, they physically damage sensitive ecosystems such as coral reefs, sponges, and seagrass beds. These habitats serve as breeding and feeding grounds for many marine species, and their destruction leads to a decline in biodiversity. Since many deep-sea ecosystems grow very slowly, recovery can take several decades or may not occur at all.</text:p>
      <text:p text:style-name="P5">Another major impact is the issue of bycatch. Bottom trawling is a non-selective fishing method, meaning it captures not only the target species but also a large number of unintended organisms. These include juvenile fish, endangered species, and other marine life such as turtles and crustaceans. A significant portion of this bycatch is discarded, often dead, resulting in wasteful depletion of marine resources. This reduces fish populations and disrupts the ecological balance.</text:p>
      <text:p text:style-name="P5">Bottom trawling also contributes to overfishing by removing large quantities of fish, including immature individuals that have not yet reproduced. This leads to a rapid decline in fish stocks and threatens the sustainability of fisheries. Over time, this can result in economic losses for fishing communities due to reduced yields.</text:p>
      <text:p text:style-name="P5">Additionally, the process of dragging nets across the seabed disturbs sediments, increasing water turbidity and releasing stored carbon into the water column. This can negatively affect water quality <text:soft-page-break/>and contribute to climate change by increasing carbon emissions. The disturbance also impacts organisms living within the sediment, further affecting the marine food chain.</text:p>
      <text:h text:style-name="P9" text:outline-level="3"><text:span text:style-name="Strong_20_Emphasis">Prevention and Sustainable Solutions</text:span></text:h>
      <text:p text:style-name="P5">To mitigate the harmful effects of bottom trawling, several preventive measures and sustainable alternatives have been proposed. One of the most effective approaches is the implementation of strict regulations and fishing policies. Governments and international organizations can enforce bans or restrictions on bottom trawling in ecologically sensitive areas such as coral reefs and marine protected zones.</text:p>
      <text:p text:style-name="P5">The adoption of selective fishing techniques is another important solution. Methods such as hook-and-line fishing, traps, and modified nets can reduce bycatch and minimize damage to the seabed. These techniques allow fishermen to target specific species while preserving the surrounding ecosystem.</text:p>
      <text:p text:style-name="P5">Technological advancements also play a crucial role in prevention. The use of sonar, GPS, and sensor-based monitoring systems enables more precise identification of fish populations, reducing the need for indiscriminate fishing methods. Additionally, integrating computer vision and underwater imaging can help monitor fish behavior and improve targeted fishing practices.</text:p>
      <text:p text:style-name="P5">Aquaculture presents a sustainable alternative to traditional fishing. By cultivating fish in controlled environments, it reduces the pressure on natural fish stocks and minimizes the need for destructive fishing methods. Smart aquaculture systems, such as those using IoT and embedded monitoring technologies, further enhance efficiency and environmental sustainability.</text:p>
      <text:p text:style-name="P5">Public awareness and education are equally important in promoting responsible fishing practices. Encouraging consumers to choose sustainably sourced seafood can drive demand for environmentally friendly methods and discourage harmful practices like bottom trawling.</text:p>
      <text:p text:style-name="P5"/>
      <text:h text:style-name="P8" text:outline-level="2"><text:span text:style-name="Strong_20_Emphasis">Difficulties in Pond Fishing</text:span></text:h>
      <text:p text:style-name="P5">Pond fishing, a common method in small-scale aquaculture, involves cultivating fish in controlled water bodies such as ponds or tanks. While it is relatively simple and cost-effective compared to large-scale aquaculture or deep-sea fishing, pond fishing faces several challenges that affect productivity, fish health, and overall system efficiency.</text:p>
      <text:p text:style-name="P5">One of the primary difficulties in pond fishing is maintaining water quality. Parameters such as temperature, dissolved oxygen, turbidity, pH, and ammonia levels must be kept within optimal ranges for fish survival and growth. However, these factors are highly sensitive to environmental changes such as weather variations, rainfall, and evaporation. Poor water quality can lead to stress, disease, and even mass mortality of fish, making regular monitoring essential.</text:p>
      <text:p text:style-name="P5">Another significant challenge is the lack of continuous monitoring. In many traditional pond systems, farmers rely on manual inspection and periodic testing to assess water conditions and fish health. This approach is time-consuming and often fails to detect sudden changes in the <text:soft-page-break/>environment. As a result, critical issues such as oxygen depletion or water contamination may go unnoticed until they cause serious damage.</text:p>
      <text:p text:style-name="P5">Fish health management is also a major concern. In pond environments, fish are often densely populated, which increases the risk of disease transmission. Identifying early signs of illness or abnormal behavior is difficult without proper monitoring tools. Delayed detection can lead to rapid spread of diseases, resulting in economic losses.</text:p>
      <text:p text:style-name="P5">Feeding management presents another difficulty in pond fishing. Providing the right amount of feed is crucial for optimal growth. Overfeeding can lead to water pollution due to leftover feed and increased waste, while underfeeding can stunt fish growth. Achieving the correct balance requires careful observation and experience, which may not always be accurate.</text:p>
      <text:p text:style-name="P5">Additionally, environmental factors such as algae growth and sediment accumulation can negatively impact pond conditions. Excessive algae can reduce oxygen levels, especially during nighttime, leading to fish stress. Sediment buildup can affect water clarity and harbor harmful microorganisms.</text:p>
      <text:p text:style-name="P5">Infrastructure and resource limitations also pose challenges. Many pond fishing setups lack advanced equipment for aeration, filtration, and monitoring. Power supply issues and limited access to technology further restrict the adoption of modern solutions, especially in rural areas.</text:p>
      <text:h text:style-name="P8" text:outline-level="2"><text:span text:style-name="Strong_20_Emphasis">Water Quality in Pond Ecosystems</text:span></text:h>
      <text:p text:style-name="P5">Water quality in pond ecosystems is a critical factor that directly influences the health, growth, and survival of fish and other aquatic organisms. Ponds are relatively small and enclosed water bodies, making them highly sensitive to environmental changes and internal disturbances. Key parameters such as temperature, dissolved oxygen (DO), pH, turbidity, and nutrient levels must be carefully maintained within optimal ranges.</text:p>
      <text:p text:style-name="P5">Temperature plays a vital role in regulating metabolic activities of fish. In pond environments, temperature can fluctuate significantly due to weather conditions, affecting fish behavior and oxygen solubility. Dissolved oxygen is another crucial parameter, as fish rely on it for respiration. Low oxygen levels, especially during night or due to excessive algae growth, can lead to stress or suffocation.</text:p>
      <text:p text:style-name="P5">Turbidity, caused by suspended particles or algae, affects light penetration and photosynthesis in the pond. High turbidity levels can reduce oxygen production and hinder fish feeding. Additionally, nutrient accumulation from overfeeding or waste can lead to eutrophication, resulting in excessive algae growth and degraded water quality.</text:p>
      <text:p text:style-name="P5">Since ponds lack natural water circulation, pollutants and waste materials tend to accumulate over time. This makes regular monitoring and management essential to maintain a stable aquatic environment. Proper aeration, controlled feeding, and periodic water exchange are commonly used practices to improve pond water quality.</text:p>
      <text:h text:style-name="P8" text:outline-level="2"><text:soft-page-break/><text:span text:style-name="Strong_20_Emphasis">Water Quality in Marine (Sea) Environments</text:span></text:h>
      <text:p text:style-name="P5">Marine water quality is influenced by large-scale environmental factors and plays a vital role in sustaining ocean ecosystems. Unlike ponds, the sea has vast water volume and natural circulation systems such as tides and currents, which help maintain relatively stable conditions. However, marine ecosystems are still vulnerable to pollution, climate change, and human activities.</text:p>
      <text:p text:style-name="P5">Salinity is a defining parameter in marine water, typically ranging between 30 to 35 parts per thousand (ppt). Marine organisms are adapted to specific salinity levels, and sudden changes can cause stress or mortality. Temperature in ocean environments varies with depth and location, affecting species distribution and metabolic rates.</text:p>
      <text:p text:style-name="P5">Dissolved oxygen levels in seawater are generally stable due to continuous mixing, but can decrease in polluted or stagnant zones. Turbidity in marine environments is usually low in open oceans but can increase near coastal regions due to sediment runoff, industrial discharge, or human activities. High turbidity can affect photosynthesis and marine life visibility.</text:p>
      <text:p text:style-name="P5">Marine pollution is a major concern affecting water quality. Oil spills, plastic waste, chemical discharge, and agricultural runoff introduce harmful substances into the ocean, disrupting ecosystems and threatening biodiversity. Monitoring marine water quality is challenging due to its vastness, but it is essential for sustainable fisheries and environmental conservation.</text:p>
      <text:h text:style-name="P8" text:outline-level="2"><text:span text:style-name="Strong_20_Emphasis">Water Quality in Aquaculture Systems</text:span></text:h>
      <text:p text:style-name="P5">Water quality management in aquaculture systems is essential for ensuring optimal fish growth, health, and productivity. Unlike natural ecosystems, aquaculture environments are artificially controlled, making it the responsibility of the farmer or system to maintain ideal conditions. Poor water quality can lead to disease outbreaks, reduced growth rates, and economic losses.</text:p>
      <text:p text:style-name="P5">Temperature is one of the most important parameters, as it directly affects fish metabolism and feeding behavior. Each species has an optimal temperature range, and deviations can cause stress. Dissolved oxygen must be maintained at sufficient levels, often through aeration systems, to support fish respiration in densely stocked environments.</text:p>
      <text:p text:style-name="P5">Turbidity and water clarity are important for maintaining a healthy environment. Excess feed, fish waste, and microbial activity can increase turbidity and degrade water quality. Additionally, parameters such as ammonia, nitrite, and nitrate levels must be monitored, as these toxic compounds can accumulate due to waste decomposition.</text:p>
      <text:p text:style-name="P5">pH levels also play a crucial role, as extreme acidity or alkalinity can harm fish and affect biological processes. In aquaculture systems, regular monitoring and control measures such as filtration, aeration, and water exchange are used to maintain balance.</text:p>
      <text:p text:style-name="P5">Modern aquaculture increasingly relies on sensor-based monitoring and automated systems to track water quality parameters in real time. These smart systems improve efficiency, reduce manual effort, and enable early detection of unfavorable conditions, ensuring sustainable and productive fish farming pract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53in" style:type="center"/>
          <style:tab-stop style:position="6.690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53in" style:type="center"/>
          <style:tab-stop style:position="6.6909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8</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1T15:43:40.692079456</meta:creation-date>
    <dc:date>2026-04-13T12:57:07.358937491</dc:date>
    <meta:editing-duration>PT1H36M37S</meta:editing-duration>
    <meta:editing-cycles>9</meta:editing-cycles>
    <meta:generator>LibreOffice/26.2.0.3$Linux_X86_64 LibreOffice_project/620$Build-3</meta:generator>
    <meta:document-statistic meta:table-count="0" meta:image-count="0" meta:object-count="0" meta:page-count="8" meta:paragraph-count="70" meta:word-count="3441" meta:character-count="24750" meta:non-whitespace-character-count="21372"/>
  </office:meta>
</office:document-meta>
</file>